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nsolas" svg:font-family="Consolas"/>
    <style:font-face style:name="Lohit Hindi1" svg:font-family="'Lohit Hindi'"/>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style:font-name="Consolas" fo:font-size="10pt" style:font-size-asian="10pt" style:font-size-complex="10pt"/>
    </style:style>
    <style:style style:name="P2" style:family="paragraph" style:parent-style-name="Text_20_body">
      <style:text-properties style:font-name="Liberation Sans" fo:font-size="12pt" style:font-size-asian="12pt" style:font-size-complex="12pt"/>
    </style:style>
    <style:style style:name="P3" style:family="paragraph" style:parent-style-name="Text_20_body">
      <style:paragraph-properties fo:break-before="page"/>
      <style:text-properties style:font-name="Consolas" fo:font-size="10pt" style:font-size-asian="10pt" style:font-size-complex="10pt"/>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style:font-name="Liberation Seri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tab/>This was a fun project. I'm always interested in learning how to make my programs faster and more efficient. I took this as a challenge to make my program as fast as I can. The problem itself wasn't overly complicated which made it easier to focus on multithreading my program. I learned how to implement a multithreaded program from the ground up; in previous labs, most of the code was already written, and most of the problem had been solved. I'm getting a lot more comfortable with pointers and am starting to realize their power. I relied on pointers a lot more in this project. I also decided to try my hand at shell scripting, which made it a lot easier to run all of my tests. All in all, this was a good project and I feel like I learned alot.</text:p>
      <text:p text:style-name="Text_20_body"/>
      <text:p text:style-name="Text_20_body"><text:tab/>My design is pretty straightforward. For N threads, and a grid with S elements, the first N-1 threads each take S/N indeces. The N<text:span text:style-name="T1">th</text:span><text:span text:style-name="T2"> thread takes S/N + S%N work. The N</text:span><text:span text:style-name="T1">th</text:span><text:span text:style-name="T2"> thread is the main process, and does all of the extra work to move the process to the next generation as well. Below is the psuedocode for both types of thread:</text:span></text:p>
      <text:p text:style-name="P1"><text:span text:style-name="T2">Global</text:span></text:p>
      <text:p text:style-name="P1"><text:span text:style-name="T2"><text:tab/>mutex thread_complete_mut</text:span></text:p>
      <text:p text:style-name="P1"><text:span text:style-name="T2"><text:tab/>cv thread_complete_cv</text:span></text:p>
      <text:p text:style-name="P1"><text:span text:style-name="T2"><text:tab/>mutex gen_complete_mut</text:span></text:p>
      <text:p text:style-name="P1"><text:span text:style-name="T2"><text:tab/>cv gen_complete_cv</text:span></text:p>
      <text:p text:style-name="P1"><text:span text:style-name="T2"><text:tab/>threads_running</text:span></text:p>
      <text:p text:style-name="P1"><text:span text:style-name="T2"><text:tab/>gen_complete</text:span></text:p>
      <text:p text:style-name="P1"><text:span text:style-name="T2">thread</text:span></text:p>
      <text:p text:style-name="P1"><text:span text:style-name="T2"><text:tab/>for gen in 0 to num_gens</text:span></text:p>
      <text:p text:style-name="P1"><text:span text:style-name="T2"><text:tab/><text:tab/>lock gen_complete_mutex</text:span></text:p>
      <text:p text:style-name="P1"><text:span text:style-name="T2"><text:tab/><text:tab/>while gen &gt; gen_complete</text:span></text:p>
      <text:p text:style-name="P1"><text:span text:style-name="T2"><text:tab/><text:tab/><text:tab/>wait(gen_complete_cv,gen_complete_mutex)</text:span></text:p>
      <text:p text:style-name="P1"><text:span text:style-name="T2"><text:tab/><text:tab/>unlock gen_complete_mutex</text:span></text:p>
      <text:p text:style-name="P1"><text:span text:style-name="T2"><text:tab/><text:tab/>simulate region</text:span></text:p>
      <text:p text:style-name="P1"><text:span text:style-name="T2"><text:tab/><text:tab/>lock thread_complete_mutex</text:span></text:p>
      <text:p text:style-name="P1"><text:span text:style-name="T2"><text:tab/><text:tab/>threads_running--</text:span></text:p>
      <text:p text:style-name="P1"><text:span text:style-name="T2"><text:tab/><text:tab/>broadcast(thread_complete_cv)</text:span></text:p>
      <text:p text:style-name="P1"><text:span text:style-name="T2"><text:tab/><text:tab/>unlock thread_complete_mutex</text:span></text:p>
      <text:p text:style-name="P1"><text:span text:style-name="T2">//main on next page</text:span></text:p>
      <text:p text:style-name="P1"><text:span text:style-name="T2"/></text:p>
      <text:p text:style-name="P3"><text:span text:style-name="T2">main</text:span></text:p>
      <text:p text:style-name="P1"><text:span text:style-name="T2"><text:tab/>for gen in 0 to num_gens</text:span></text:p>
      <text:p text:style-name="P1"><text:span text:style-name="T2"><text:tab/>simulate region</text:span></text:p>
      <text:p text:style-name="P1"><text:span text:style-name="T2"><text:tab/>lock thread_complete_mut</text:span></text:p>
      <text:p text:style-name="P1"><text:span text:style-name="T2"><text:tab/>threads_running--</text:span></text:p>
      <text:p text:style-name="P1"><text:span text:style-name="T2"><text:tab/>broadcast thread_complete_cv</text:span></text:p>
      <text:p text:style-name="P1"><text:span text:style-name="T2"><text:tab/>while(threads_running != 0)</text:span></text:p>
      <text:p text:style-name="P1"><text:span text:style-name="T2"><text:tab/><text:tab/>wait(thread_complete_cv, thread_complete_mut)</text:span></text:p>
      <text:p text:style-name="P1"><text:span text:style-name="T2"><text:tab/>threads_running = num_threads</text:span></text:p>
      <text:p text:style-name="P1"><text:span text:style-name="T2"><text:tab/>unlock thread_complete_mut</text:span></text:p>
      <text:p text:style-name="P1"><text:span text:style-name="T2"><text:tab/>move program to next generation</text:span></text:p>
      <text:p text:style-name="P1"><text:span text:style-name="T2"><text:tab/>lock gen_complete_mut</text:span></text:p>
      <text:p text:style-name="P1"><text:span text:style-name="T2"><text:tab/>gen_complete++</text:span></text:p>
      <text:p text:style-name="P1"><text:span text:style-name="T2"><text:tab/>unlock gen_complete_mut</text:span></text:p>
      <text:p text:style-name="P1"><text:span text:style-name="T2"><text:tab/>broadcast gen_complete_cv</text:span></text:p>
      <text:p text:style-name="P2"><text:span text:style-name="T3">The threads run through their generation, then wait until the main thread moves the program to the next generation. The main thread waits until every thread finishes the current generation, then moves the program to the next generation. I think it's necessary to have 2 mutexes in this style. You have to keep track of how many threads are on the current generation, and what the current generation is. Each variable represents a critical region, and needs a cv and mutex.</text:span></text:p>
      <text:p text:style-name="P2"><text:span text:style-name="T3">threads_running forces main to wait until all threads are done before moving the program to the next generation.</text:span></text:p>
      <text:p text:style-name="P2"><text:span text:style-name="T3">gen_complete basically holds the value of the currently executing generation. Any thread that finishes early is blocked from getting too far ahead as long as their generation variable is greater than gen_complete. This prevents any thread from starting on a generation before the main has prepared that gene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nsolas" svg:font-family="Consolas"/>
    <style:font-face style:name="Lohit Hindi1" svg:font-family="'Lohit Hindi'"/>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LGC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ejaVu LGC Sans Mono" style:font-size-asian="10pt" style:font-name-complex="Liberation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Matt Mallett<text:tab/><text:tab/>CprE 308 Project 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2-10-15T11:53:58</dc:date>
    <dc:creator>Mathew Mallett</dc:creator>
    <meta:generator>OpenOffice.org/3.1$Unix OpenOffice.org_project/310m19$Build-9420</meta:generator>
    <meta:editing-duration>PT01H52M37S</meta:editing-duration>
    <meta:editing-cycles>3</meta:editing-cycles>
    <meta:document-statistic meta:table-count="0" meta:image-count="0" meta:object-count="0" meta:page-count="2" meta:paragraph-count="40" meta:word-count="433" meta:character-count="2803"/>
  </office:meta>
</office:document-meta>
</file>